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0e9f1"/>
    </style:style>
    <style:style style:name="P2" style:family="paragraph" style:parent-style-name="Standard">
      <style:text-properties officeooo:rsid="001d49d5" officeooo:paragraph-rsid="001d49d5"/>
    </style:style>
    <style:style style:name="P3" style:family="paragraph" style:parent-style-name="Standard">
      <style:text-properties officeooo:paragraph-rsid="0020e9f1"/>
    </style:style>
    <style:style style:name="T1" style:family="text">
      <style:text-properties officeooo:rsid="001d49d5"/>
    </style:style>
    <style:style style:name="T2" style:family="text">
      <style:text-properties fo:font-weight="bold" style:font-weight-asian="bold" style:font-weight-complex="bold"/>
    </style:style>
    <style:style style:name="T3" style:family="text">
      <style:text-properties fo:font-weight="bold" officeooo:rsid="001d49d5" style:font-weight-asian="bold" style:font-weight-complex="bold"/>
    </style:style>
    <style:style style:name="T4" style:family="text">
      <style:text-properties officeooo:rsid="001f41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Telemetrie:</text:p>
      <text:p text:style-name="P2"><text:s/>Datacollection over inetrvals of 10/20/40/80 śpin cycles due to <text:span text:style-name="T2">bitrate of telemetry channel</text:span> (1024,512,256,128bps)</text:p>
      <text:p text:style-name="P2"/>
      <text:p text:style-name="P2"/>
      <text:p text:style-name="P2"/>
      <text:p text:style-name="P2">The <text:span text:style-name="T2">telemetry mode</text:span> is specified by the mode-ID lines from the S/C. During the fastest telemetry mode, the S/C accepts a complete data format in 128 seconds, and the experiment accumulates data over 10 spin periods. In the slowest telemetry mode, the complete data format is output in 8 x 128 - 1024 seconds, and the experiment accumulates data over 80 spin periods.</text:p>
      <text:p text:style-name="P2"/>
      <text:p text:style-name="P2"/>
      <text:p text:style-name="P2"/>
      <text:p text:style-name="P2">GLG-Experiment: bytes 68-78 (von 128) (EDR diagram?)</text:p>
      <text:p text:style-name="P2"/>
      <text:p text:style-name="P2"/>
      <text:p text:style-name="P2"/>
      <text:p text:style-name="P2"/>
      <text:p text:style-name="P2"/>
      <text:p text:style-name="P2">The experiment <text:span text:style-name="T4">(Hiscale oder Ulysses?) </text:span>provides information about the spatial origin of events by treating each spin as eight sectors of approximately equal duration. Two sectoring modes are provided<text:span text:style-name="T4">:</text:span></text:p>
      <text:p text:style-name="P2"/>
      <text:p text:style-name="P2">During <text:span text:style-name="T2">sun sectoring</text:span>, each spin is defined as starting some fractional spin after the sun-S/C meridian is passed. The duration of each sector is defined by a fixed count of a clock derived from the previous two detections of the sun crossing. </text:p>
      <text:p text:style-name="P2"/>
      <text:p text:style-name="P3"><text:span text:style-name="T1">When the period between sun crossings (the spin rate) is outside some fixed limits, the </text:span><text:span text:style-name="T3">time sectoring mode</text:span><text:span text:style-name="T1"> is active. </text:span></text:p>
      <text:p text:style-name="P3">When time sectoring is used, sectors are defined as count of the high frequency clock. The duration of these sectors then varies only by command. This duration can take on values ranging from 1.414 to 1.589 seconds in 0.017 second increments (spin periods from 11.286 to 12.714 seconds in 0.413 second increments). It is necessary to specify a time sector duration each time automatic mode switching is enabled or disabled. </text:p>
      <text:p text:style-name="P3"/>
      <text:p text:style-name="P3"/>
      <text:p text:style-name="P3"/>
      <text:p text:style-name="P1">The Spin Reference Pulse (SRP) is defined as a pulse issued when the sun crosses the positive XZ reference plane of the spacecraft. During the Ulysses mission the spacecraft will see the sun at very low Solar Aspect Angle, and using conventional methods for the generation of the SRP the error will be too high and unacceptable for both the attitude control of the spacecraft and the scientific payload. The solution adopted consisted of: </text:p>
      <text:p text:style-name="Text_20_body">*special selection of sensor field of view.<text:line-break/>*new electronics which provide the leading and trailing edges of the sun crossings.<text:line-break/>*use of a digital filter to estimate the sun crossing time. </text:p>
      <text:p text:style-name="P1"><text:soft-page-break/>With this approach the required SRP accuracy of 0.28 degrees, referenced to the center of the sun, for solar aspect angles <text:bookmark text:name="subsections"/>greater than 2.5 degrees is me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9:05:27.547489479</meta:creation-date>
    <dc:date>2018-11-18T21:30:17.895069993</dc:date>
    <meta:editing-duration>PT1H23M39S</meta:editing-duration>
    <meta:editing-cycles>1</meta:editing-cycles>
    <meta:document-statistic meta:table-count="0" meta:image-count="0" meta:object-count="0" meta:page-count="2" meta:paragraph-count="11" meta:word-count="378" meta:character-count="2312" meta:non-whitespace-character-count="1938"/>
    <meta:generator>LibreOffice/5.2.7.2$Linux_X86_64 LibreOffice_project/20m0$Build-2</meta:generator>
  </office:meta>
</office:document-meta>
</file>